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5.88262910798" calcext:value-type="float">
            <text:p>4765.88262910798</text:p>
          </table:table-cell>
          <table:table-cell office:value-type="float" office:value="2.57397222222222" calcext:value-type="float">
            <text:p>2.57397222222222</text:p>
          </table:table-cell>
          <table:table-cell/>
          <table:table-cell office:value-type="float" office:value="4662.05497339822" calcext:value-type="float">
            <text:p>4662.05497339822</text:p>
          </table:table-cell>
          <table:table-cell office:value-type="float" office:value="2.51789666969747" calcext:value-type="float">
            <text:p>2.51789666969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45.34741784038" calcext:value-type="float">
            <text:p>4345.34741784038</text:p>
          </table:table-cell>
          <table:table-cell office:value-type="float" office:value="2.80069444444444" calcext:value-type="float">
            <text:p>2.80069444444444</text:p>
          </table:table-cell>
          <table:table-cell/>
          <table:table-cell office:value-type="float" office:value="4284.65162410117" calcext:value-type="float">
            <text:p>4284.65162410117</text:p>
          </table:table-cell>
          <table:table-cell office:value-type="float" office:value="2.76157435668606" calcext:value-type="float">
            <text:p>2.76157435668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97.31924882629" calcext:value-type="float">
            <text:p>3697.31924882629</text:p>
          </table:table-cell>
          <table:table-cell office:value-type="float" office:value="3.36491666666666" calcext:value-type="float">
            <text:p>3.36491666666666</text:p>
          </table:table-cell>
          <table:table-cell/>
          <table:table-cell office:value-type="float" office:value="3566.21015874588" calcext:value-type="float">
            <text:p>3566.21015874588</text:p>
          </table:table-cell>
          <table:table-cell office:value-type="float" office:value="3.24559476539912" calcext:value-type="float">
            <text:p>3.24559476539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6.96244131455" calcext:value-type="float">
            <text:p>3526.96244131455</text:p>
          </table:table-cell>
          <table:table-cell office:value-type="float" office:value="3.482" calcext:value-type="float">
            <text:p>3.482</text:p>
          </table:table-cell>
          <table:table-cell/>
          <table:table-cell office:value-type="float" office:value="3446.29523262493" calcext:value-type="float">
            <text:p>3446.29523262493</text:p>
          </table:table-cell>
          <table:table-cell office:value-type="float" office:value="3.40236115344836" calcext:value-type="float">
            <text:p>3.402361153448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ients 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.00.0000</text:date>, <text:time style:data-style-name="N2" text:time-value="16:38:33.86299008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11:43.975235170</meta:creation-date>
    <dc:date>2017-12-13T16:39:06.448128584</dc:date>
    <meta:editing-duration>PT20M11S</meta:editing-duration>
    <meta:editing-cycles>5</meta:editing-cycles>
    <meta:generator>LibreOffice/5.3.1.2$Linux_X86_64 LibreOffice_project/30m0$Build-2</meta:generator>
    <meta:document-statistic meta:table-count="1" meta:cell-count="27" meta:object-count="0"/>
  </office:meta>
</office:document-meta>
</file>